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909db" officeooo:paragraph-rsid="001909db" style:font-size-asian="40pt" style:font-size-complex="40pt"/>
    </style:style>
    <style:style style:name="P2" style:family="paragraph" style:parent-style-name="Standard">
      <style:text-properties fo:font-size="15pt" officeooo:rsid="001909db" officeooo:paragraph-rsid="001909db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String function</text:p>
      <text:p text:style-name="P1"/>
      <text:p text:style-name="P1"/>
      <text:p text:style-name="P2">+--------------------------+</text:p>
      <text:p text:style-name="P2">1 row in set (0.000 sec)</text:p>
      <text:p text:style-name="P2"/>
      <text:p text:style-name="P2">MariaDB [(none)]&gt; clear</text:p>
      <text:p text:style-name="P2">MariaDB [(none)]&gt; exit</text:p>
      <text:p text:style-name="P2">Bye</text:p>
      <text:p text:style-name="P2">addweb@JLP-09:~$ sudo /opt/lampp/bin/mysql -u root -p</text:p>
      <text:p text:style-name="P2">[sudo] password for addweb: </text:p>
      <text:p text:style-name="P2">Enter password: </text:p>
      <text:p text:style-name="P2">Welcome to the MariaDB monitor. <text:s/>Commands end with ; or \g.</text:p>
      <text:p text:style-name="P2">Your MariaDB connection id is 248</text:p>
      <text:p text:style-name="P2">Server version: 10.4.21-MariaDB Source distribution</text:p>
      <text:p text:style-name="P2"/>
      <text:p text:style-name="P2">Copyright (c) 2000, 2018, Oracle, MariaDB Corporation Ab and others.</text:p>
      <text:p text:style-name="P2"/>
      <text:p text:style-name="P2">Type 'help;' or '\h' for help. Type '\c' to clear the current input statement.</text:p>
      <text:p text:style-name="P2"/>
      <text:p text:style-name="P2">MariaDB [(none)]&gt; exit</text:p>
      <text:p text:style-name="P2">Bye</text:p>
      <text:p text:style-name="P2">addweb@JLP-09:~$ exit</text:p>
      <text:p text:style-name="P2">exit</text:p>
      <text:p text:style-name="P2">There are stopped jobs.</text:p>
      <text:p text:style-name="P2">addweb@JLP-09:~$ clear</text:p>
      <text:p text:style-name="P2"/>
      <text:p text:style-name="P2">addweb@JLP-09:~$ sudo /opt/lampp/bin/mysql -u root -p</text:p>
      <text:p text:style-name="P2">Enter password: </text:p>
      <text:p text:style-name="P2">Welcome to the MariaDB monitor. <text:s/>Commands end with ; or \g.</text:p>
      <text:p text:style-name="P2">Your MariaDB connection id is 249</text:p>
      <text:p text:style-name="P2">Server version: 10.4.21-MariaDB Source distribution</text:p>
      <text:p text:style-name="P2"/>
      <text:p text:style-name="P2">Copyright (c) 2000, 2018, Oracle, MariaDB Corporation Ab and others.</text:p>
      <text:p text:style-name="P2"/>
      <text:p text:style-name="P2">Type 'help;' or '\h' for help. Type '\c' to clear the current input statement.</text:p>
      <text:p text:style-name="P2"/>
      <text:p text:style-name="P2"><text:soft-page-break/>MariaDB [(none)]&gt; SELECT CHAR_LENGTH("SQL Tutorial") AS LengthOfString; </text:p>
      <text:p text:style-name="P2">+----------------+</text:p>
      <text:p text:style-name="P2">| LengthOfString |</text:p>
      <text:p text:style-name="P2">+----------------+</text:p>
      <text:p text:style-name="P2">| <text:s text:c="12"/>12 |</text:p>
      <text:p text:style-name="P2">+----------------+</text:p>
      <text:p text:style-name="P2">1 row in set (0.000 sec)</text:p>
      <text:p text:style-name="P2"/>
      <text:p text:style-name="P2">MariaDB [(none)]&gt; show databases</text:p>
      <text:p text:style-name="P2"><text:s text:c="4"/>-&gt; ;</text:p>
      <text:p text:style-name="P2">+--------------------+</text:p>
      <text:p text:style-name="P2">| Database <text:s text:c="10"/>|</text:p>
      <text:p text:style-name="P2">+--------------------+</text:p>
      <text:p text:style-name="P2"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comapny <text:s text:c="11"/>|</text:p>
      <text:p text:style-name="P2">| company <text:s text:c="11"/>|</text:p>
      <text:p text:style-name="P2">| employees <text:s text:c="9"/>|</text:p>
      <text:p text:style-name="P2">| information_schema |</text:p>
      <text:p text:style-name="P2">| mydata <text:s text:c="12"/>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practice <text:s text:c="10"/>|</text:p>
      <text:p text:style-name="P2">| test <text:s text:c="14"/>|</text:p>
      <text:p text:style-name="P2">+--------------------+</text:p>
      <text:p text:style-name="P2">15 rows in set (0.001 sec)</text:p>
      <text:p text:style-name="P2"/>
      <text:p text:style-name="P2">MariaDB [(none)]&gt; use Ecommerce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ariaDB [Ecommerce]&gt; SELECT CHAR_LENGTH(CustomerName) AS LengthOfName</text:p>
      <text:p text:style-name="P2"><text:s text:c="4"/>-&gt; SELECT CHAR_LENGTH(pro_name) AS LengthOfName</text:p>
      <text:p text:style-name="P2"><text:s text:c="4"/>-&gt; ;</text:p>
      <text:p text:style-name="P2"><text:soft-page-break/>ERROR 1064 (42000): You have an error in your SQL syntax; check the manual that corresponds to your MariaDB server version for the right syntax to use near 'SELECT CHAR_LENGTH(pro_name) AS LengthOfName' at line 2</text:p>
      <text:p text:style-name="P2">MariaDB [Ecommerce]&gt; select CHAR_LENGTH('pro_name');</text:p>
      <text:p text:style-name="P2">+-------------------------+</text:p>
      <text:p text:style-name="P2">| CHAR_LENGTH('pro_name') |</text:p>
      <text:p text:style-name="P2">+-------------------------+</text:p>
      <text:p text:style-name="P2">| <text:s text:c="22"/>8 |</text:p>
      <text:p text:style-name="P2">+-------------------------+</text:p>
      <text:p text:style-name="P2">1 row in set (0.000 sec)</text:p>
      <text:p text:style-name="P2"/>
      <text:p text:style-name="P2">MariaDB [Ecommerce]&gt; select CONCAT('pro_name');</text:p>
      <text:p text:style-name="P2">+--------------------+</text:p>
      <text:p text:style-name="P2">| CONCAT('pro_name') |</text:p>
      <text:p text:style-name="P2">+--------------------+</text:p>
      <text:p text:style-name="P2">| pro_name <text:s text:c="10"/>|</text:p>
      <text:p text:style-name="P2">+--------------------+</text:p>
      <text:p text:style-name="P2">1 row in set (0.000 sec)</text:p>
      <text:p text:style-name="P2"/>
      <text:p text:style-name="P2">MariaDB [Ecommerce]&gt; select CONCAT(" ",'pro_description','concat');</text:p>
      <text:p text:style-name="P2">+----------------------------------------+</text:p>
      <text:p text:style-name="P2">| CONCAT(" ",'pro_description','concat') |</text:p>
      <text:p text:style-name="P2">+----------------------------------------+</text:p>
      <text:p text:style-name="P2">| <text:s/>pro_descriptionconcat <text:s text:c="16"/>|</text:p>
      <text:p text:style-name="P2">+----------------------------------------+</text:p>
      <text:p text:style-name="P2">1 row in set (0.000 sec)</text:p>
      <text:p text:style-name="P2"/>
      <text:p text:style-name="P2">MariaDB [Ecommerce]&gt; ELT(N,there,hi,hello,</text:p>
      <text:p text:style-name="P2"><text:s text:c="4"/>-&gt; ;</text:p>
      <text:p text:style-name="P2">ERROR 1064 (42000): You have an error in your SQL syntax; check the manual that corresponds to your MariaDB server version for the right syntax to use near 'ELT(N,there,hi,hello,' at line 1</text:p>
      <text:p text:style-name="P2">MariaDB [Ecommerce]&gt; ELT(N,there,hi,hello,);</text:p>
      <text:p text:style-name="P2">ERROR 1064 (42000): You have an error in your SQL syntax; check the manual that corresponds to your MariaDB server version for the right syntax to use near 'ELT(N,there,hi,hello,)' at line 1</text:p>
      <text:p text:style-name="P2">MariaDB [Ecommerce]&gt; select ELT(N,there,hi,hello,);</text:p>
      <text:p text:style-name="P2">ERROR 1064 (42000): You have an error in your SQL syntax; check the manual that corresponds to your MariaDB server version for the right syntax to use near ')' at line 1</text:p>
      <text:p text:style-name="P2">MariaDB [Ecommerce]&gt; select CONCAT_WS(" ",'pro_description','concat');</text:p>
      <text:p text:style-name="P2">+-------------------------------------------+</text:p>
      <text:p text:style-name="P2"><text:soft-page-break/>| CONCAT_WS(" ",'pro_description','concat') |</text:p>
      <text:p text:style-name="P2">+-------------------------------------------+</text:p>
      <text:p text:style-name="P2">| pro_description concat <text:s text:c="19"/>|</text:p>
      <text:p text:style-name="P2">+-------------------------------------------+</text:p>
      <text:p text:style-name="P2">1 row in set (0.000 sec)</text:p>
      <text:p text:style-name="P2"/>
      <text:p text:style-name="P2">MariaDB [Ecommerce]&gt; select EXPORT_SET(5,'yes','no','-',5);</text:p>
      <text:p text:style-name="P2">+--------------------------------+</text:p>
      <text:p text:style-name="P2">| EXPORT_SET(5,'yes','no','-',5) |</text:p>
      <text:p text:style-name="P2">+--------------------------------+</text:p>
      <text:p text:style-name="P2">| yes-no-yes-no-no <text:s text:c="14"/>|</text:p>
      <text:p text:style-name="P2">+--------------------------------+</text:p>
      <text:p text:style-name="P2">1 row in set (0.000 sec)</text:p>
      <text:p text:style-name="P2"/>
      <text:p text:style-name="P2">MariaDB [Ecommerce]&gt; select FIELD("f","a","b","e","f","g");</text:p>
      <text:p text:style-name="P2">+--------------------------------+</text:p>
      <text:p text:style-name="P2">| FIELD("f","a","b","e","f","g") |</text:p>
      <text:p text:style-name="P2">+--------------------------------+</text:p>
      <text:p text:style-name="P2">| <text:s text:c="29"/>4 |</text:p>
      <text:p text:style-name="P2">+--------------------------------+</text:p>
      <text:p text:style-name="P2">1 row in set (0.000 sec)</text:p>
      <text:p text:style-name="P2"/>
      <text:p text:style-name="P2">MariaDB [Ecommerce]&gt; select FIND_IN_SET('c','a,b,c');</text:p>
      <text:p text:style-name="P2">+--------------------------+</text:p>
      <text:p text:style-name="P2">| FIND_IN_SET('c','a,b,c') |</text:p>
      <text:p text:style-name="P2">+--------------------------+</text:p>
      <text:p text:style-name="P2">| <text:s text:c="23"/>3 |</text:p>
      <text:p text:style-name="P2">+--------------------------+</text:p>
      <text:p text:style-name="P2">1 row in set (0.000 sec)</text:p>
      <text:p text:style-name="P2"/>
      <text:p text:style-name="P2">MariaDB [Ecommerce]&gt; select format(20256,3,'de_DE');</text:p>
      <text:p text:style-name="P2">+-------------------------+</text:p>
      <text:p text:style-name="P2">| format(20256,3,'de_DE') |</text:p>
      <text:p text:style-name="P2">+-------------------------+</text:p>
      <text:p text:style-name="P2">| 20.256,000 <text:s text:c="13"/>|</text:p>
      <text:p text:style-name="P2">+-------------------------+</text:p>
      <text:p text:style-name="P2">1 row in set (0.000 sec)</text:p>
      <text:p text:style-name="P2"/>
      <text:p text:style-name="P2">MariaDB [Ecommerce]&gt; select to_base64('hello');</text:p>
      <text:p text:style-name="P2">+--------------------+</text:p>
      <text:p text:style-name="P2">| to_base64('hello') |</text:p>
      <text:p text:style-name="P2">+--------------------+</text:p>
      <text:p text:style-name="P2"><text:soft-page-break/>| aGVsbG8= <text:s text:c="10"/>|</text:p>
      <text:p text:style-name="P2">+--------------------+</text:p>
      <text:p text:style-name="P2">1 row in set (0.000 sec)</text:p>
      <text:p text:style-name="P2"/>
      <text:p text:style-name="P2">MariaDB [Ecommerce]&gt; select to_base64('hello there');</text:p>
      <text:p text:style-name="P2">+--------------------------+</text:p>
      <text:p text:style-name="P2">| to_base64('hello there') |</text:p>
      <text:p text:style-name="P2">+--------------------------+</text:p>
      <text:p text:style-name="P2">| aGVsbG8gdGhlcmU= <text:s text:c="8"/>|</text:p>
      <text:p text:style-name="P2">+--------------------------+</text:p>
      <text:p text:style-name="P2">1 row in set (0.000 sec)</text:p>
      <text:p text:style-name="P2"/>
      <text:p text:style-name="P2">MariaDB [Ecommerce]&gt; select hex('phonenixnap');</text:p>
      <text:p text:style-name="P2">+------------------------+</text:p>
      <text:p text:style-name="P2">| hex('phonenixnap') <text:s text:c="4"/>|</text:p>
      <text:p text:style-name="P2">+------------------------+</text:p>
      <text:p text:style-name="P2">| 70686F6E656E69786E6170 |</text:p>
      <text:p text:style-name="P2">+------------------------+</text:p>
      <text:p text:style-name="P2">1 row in set (0.000 sec)</text:p>
      <text:p text:style-name="P2"/>
      <text:p text:style-name="P2">MariaDB [Ecommerce]&gt; select locate('nap','phoenixNAP');</text:p>
      <text:p text:style-name="P2">+----------------------------+</text:p>
      <text:p text:style-name="P2">| locate('nap','phoenixNAP') |</text:p>
      <text:p text:style-name="P2">+----------------------------+</text:p>
      <text:p text:style-name="P2">| <text:s text:c="25"/>8 |</text:p>
      <text:p text:style-name="P2">+----------------------------+</text:p>
      <text:p text:style-name="P2">1 row in set (0.000 sec)</text:p>
      <text:p text:style-name="P2"/>
      <text:p text:style-name="P2">MariaDB [Ecommerce]&gt; select lower('VINIT');</text:p>
      <text:p text:style-name="P2">+----------------+</text:p>
      <text:p text:style-name="P2">| lower('VINIT') |</text:p>
      <text:p text:style-name="P2">+----------------+</text:p>
      <text:p text:style-name="P2">| vinit <text:s text:c="9"/>|</text:p>
      <text:p text:style-name="P2">+----------------+</text:p>
      <text:p text:style-name="P2">1 row in set (0.000 sec)</text:p>
      <text:p text:style-name="P2"/>
      <text:p text:style-name="P2">MariaDB [Ecommerce]&gt; select lpad('VINIT',10,'pagal');</text:p>
      <text:p text:style-name="P2">+--------------------------+</text:p>
      <text:p text:style-name="P2">| lpad('VINIT',10,'pagal') |</text:p>
      <text:p text:style-name="P2">+--------------------------+</text:p>
      <text:p text:style-name="P2">| pagalVINIT <text:s text:c="14"/>|</text:p>
      <text:p text:style-name="P2">+--------------------------+</text:p>
      <text:p text:style-name="P2"><text:soft-page-break/>1 row in set (0.000 sec)</text:p>
      <text:p text:style-name="P2"/>
      <text:p text:style-name="P2">MariaDB [Ecommerce]&gt; slect ltrim(' <text:s text:c="3"/>vinit');</text:p>
      <text:p text:style-name="P2">ERROR 1064 (42000): You have an error in your SQL syntax; check the manual that corresponds to your MariaDB server version for the right syntax to use near 'slect ltrim(' <text:s text:c="3"/>vinit')' at line 1</text:p>
      <text:p text:style-name="P2">MariaDB [Ecommerce]&gt; slect LTRIM(' <text:s text:c="3"/>vinit');</text:p>
      <text:p text:style-name="P2">ERROR 1064 (42000): You have an error in your SQL syntax; check the manual that corresponds to your MariaDB server version for the right syntax to use near 'slect LTRIM(' <text:s text:c="3"/>vinit')' at line 1</text:p>
      <text:p text:style-name="P2">MariaDB [Ecommerce]&gt; select make_set(1|2,'vinit','nap','example');</text:p>
      <text:p text:style-name="P2">+---------------------------------------+</text:p>
      <text:p text:style-name="P2">| make_set(1|2,'vinit','nap','example') |</text:p>
      <text:p text:style-name="P2">+---------------------------------------+</text:p>
      <text:p text:style-name="P2">| vinit,nap <text:s text:c="28"/>|</text:p>
      <text:p text:style-name="P2">+---------------------------------------+</text:p>
      <text:p text:style-name="P2">1 row in set (0.000 sec)</text:p>
      <text:p text:style-name="P2"/>
      <text:p text:style-name="P2">MariaDB [Ecommerce]&gt; selecr pro_name from clothings where match(shirt) against('people');</text:p>
      <text:p text:style-name="P2">ERROR 1064 (42000): You have an error in your SQL syntax; check the manual that corresponds to your MariaDB server version for the right syntax to use near 'selecr pro_name from clothings where match(shirt) against('people')' at line 1</text:p>
      <text:p text:style-name="P2">MariaDB [Ecommerce]&gt; </text:p>
      <text:p text:style-name="P2">MariaDB [Ecommerce]&gt; select pro_name from accessories where match(p) against('Puma');</text:p>
      <text:p text:style-name="P2">ERROR 1054 (42S22): Unknown column 'p' in 'where clause'</text:p>
      <text:p text:style-name="P2">MariaDB [Ecommerce]&gt; select pro_name from accessories where match(pro_name) against('Puma');</text:p>
      <text:p text:style-name="P2">ERROR 1191 (HY000): Can't find FULLTEXT index matching the column list</text:p>
      <text:p text:style-name="P2">MariaDB [Ecommerce]&gt; select ord('hithere')</text:p>
      <text:p text:style-name="P2"><text:s text:c="4"/>-&gt; ;</text:p>
      <text:p text:style-name="P2">+----------------+</text:p>
      <text:p text:style-name="P2">| ord('hithere') |</text:p>
      <text:p text:style-name="P2">+----------------+</text:p>
      <text:p text:style-name="P2">| <text:s text:c="11"/>104 |</text:p>
      <text:p text:style-name="P2">+----------------+</text:p>
      <text:p text:style-name="P2">1 row in set (0.000 sec)</text:p>
      <text:p text:style-name="P2"/>
      <text:p text:style-name="P2">MariaDB [Ecommerce]&gt; select regexp_instr('vinit r u there vinit','vinit');</text:p>
      <text:p text:style-name="P2">+-----------------------------------------------+</text:p>
      <text:p text:style-name="P2"><text:soft-page-break/>| regexp_instr('vinit r u there vinit','vinit') |</text:p>
      <text:p text:style-name="P2">+-----------------------------------------------+</text:p>
      <text:p text:style-name="P2">| <text:s text:c="44"/>1 |</text:p>
      <text:p text:style-name="P2">+-----------------------------------------------+</text:p>
      <text:p text:style-name="P2">1 row in set (0.000 sec)</text:p>
      <text:p text:style-name="P2"/>
      <text:p text:style-name="P2">MariaDB [Ecommerce]&gt; select regexp_replace('vinit','nap','sleep');</text:p>
      <text:p text:style-name="P2">+---------------------------------------+</text:p>
      <text:p text:style-name="P2">| regexp_replace('vinit','nap','sleep') |</text:p>
      <text:p text:style-name="P2">+---------------------------------------+</text:p>
      <text:p text:style-name="P2">| vinit <text:s text:c="32"/>|</text:p>
      <text:p text:style-name="P2">+---------------------------------------+</text:p>
      <text:p text:style-name="P2">1 row in set (0.000 sec)</text:p>
      <text:p text:style-name="P2"/>
      <text:p text:style-name="P2">MariaDB [Ecommerce]&gt; select regexp_substr('hi vinit how are you;,'h.ia');</text:p>
      <text:p text:style-name="P2"><text:s text:c="4"/>'&gt; ;</text:p>
      <text:p text:style-name="P2"><text:s text:c="4"/>'&gt; ;</text:p>
      <text:p text:style-name="P2"><text:s text:c="4"/>'&gt; select regexp_substr('hi vinit how are you;,'h.ia');</text:p>
      <text:p text:style-name="P2">ERROR 1064 (42000): You have an error in your SQL syntax; check the manual that corresponds to your MariaDB server version for the right syntax to use near '.ia');</text:p>
      <text:p text:style-name="P2">;</text:p>
      <text:p text:style-name="P2">;</text:p>
      <text:p text:style-name="P2">select regexp_substr('hi vinit how are you' at line 1</text:p>
      <text:p text:style-name="P2">ERROR 1064 (42000): You have an error in your SQL syntax; check the manual that corresponds to your MariaDB server version for the right syntax to use near ''h.ia')' at line 1</text:p>
      <text:p text:style-name="P2">MariaDB [Ecommerce]&gt; </text:p>
      <text:p text:style-name="P2">MariaDB [Ecommerce]&gt; select regexp_substr('hi vinit how are you;,'h.ia');</text:p>
      <text:p text:style-name="P2"><text:s text:c="4"/>'&gt; </text:p>
      <text:p text:style-name="P2"><text:s text:c="4"/>'&gt; </text:p>
      <text:p text:style-name="P2"><text:s text:c="4"/>'&gt; </text:p>
      <text:p text:style-name="P2"><text:s text:c="4"/>'&gt; select regexp_substr('hi vinit how are you;,'h.ia');</text:p>
      <text:p text:style-name="P2">;</text:p>
      <text:p text:style-name="P2">;</text:p>
      <text:p text:style-name="P2">select regexp_substr('hi vinit how are you;</text:p>
      <text:p text:style-name="P2">ERROR 1064 (42000): You have an error in your SQL syntax; check the manual that corresponds to your MariaDB server version for the right syntax to use near '.ia');</text:p>
      <text:p text:style-name="P2"/>
      <text:p text:style-name="P2"/>
      <text:p text:style-name="P2"/>
      <text:p text:style-name="P2"><text:soft-page-break/>select regexp_substr('hi vinit how are you' at line 1</text:p>
      <text:p text:style-name="P2">ERROR 1064 (42000): You have an error in your SQL syntax; check the manual that corresponds to your MariaDB server version for the right syntax to use near ''h.ia')' at line 1</text:p>
      <text:p text:style-name="P2">ERROR: No query specified</text:p>
      <text:p text:style-name="P2"/>
      <text:p text:style-name="P2">ERROR: No query specified</text:p>
      <text:p text:style-name="P2"/>
      <text:p text:style-name="P2"><text:s text:c="4"/>'&gt; select repeat('work ',10);</text:p>
      <text:p text:style-name="P2"><text:s text:c="4"/>'&gt; exit</text:p>
      <text:p text:style-name="P2"><text:s text:c="4"/>'&gt; select regexp_substr('hi vinit how are you;,'h.ia');</text:p>
      <text:p text:style-name="P2"/>
      <text:p text:style-name="P2"/>
      <text:p text:style-name="P2"/>
      <text:p text:style-name="P2">select regexp_substr('hi vinit how are you;</text:p>
      <text:p text:style-name="P2">ERROR 1064 (42000): You have an error in your SQL syntax; check the manual that corresponds to your MariaDB server version for the right syntax to use near '',10);</text:p>
      <text:p text:style-name="P2">exit</text:p>
      <text:p text:style-name="P2">select regexp_substr('hi vinit how are you' at line 1</text:p>
      <text:p text:style-name="P2">ERROR 1064 (42000): You have an error in your SQL syntax; check the manual that corresponds to your MariaDB server version for the right syntax to use near ''h.ia')' at line 1</text:p>
      <text:p text:style-name="P2"><text:s text:c="4"/>'&gt; select regexp_substr('hi vinit how are you;,'h.ia');</text:p>
      <text:p text:style-name="P2">;</text:p>
      <text:p text:style-name="P2">;</text:p>
      <text:p text:style-name="P2">select regexp_substr('hi vinit how are you;</text:p>
      <text:p text:style-name="P2">ERROR 1064 (42000): You have an error in your SQL syntax; check the manual that corresponds to your MariaDB server version for the right syntax to use near 'vinit how are you' at line 1</text:p>
      <text:p text:style-name="P2">ERROR 1064 (42000): You have an error in your SQL syntax; check the manual that corresponds to your MariaDB server version for the right syntax to use near ''h.ia')' at line 1</text:p>
      <text:p text:style-name="P2">ERROR: No query specified</text:p>
      <text:p text:style-name="P2"/>
      <text:p text:style-name="P2">ERROR: No query specified</text:p>
      <text:p text:style-name="P2"/>
      <text:p text:style-name="P2"><text:s text:c="4"/>'&gt; ;</text:p>
      <text:p text:style-name="P2"><text:s text:c="4"/>'&gt; exit</text:p>
      <text:p text:style-name="P2"><text:s text:c="4"/>'&gt; ;</text:p>
      <text:p text:style-name="P2"><text:s text:c="4"/>'&gt; select regexp_substr('hi vinit how are you;</text:p>
      <text:p text:style-name="P2">select regexp_substr('hi vinit how are you');</text:p>
      <text:p text:style-name="P2"><text:soft-page-break/>ERROR 1064 (42000): You have an error in your SQL syntax; check the manual that corresponds to your MariaDB server version for the right syntax to use near 'vinit how are you' at line 1</text:p>
      <text:p text:style-name="P2">ERROR 1582 (42000): Incorrect parameter count in the call to native function 'regexp_substr'</text:p>
      <text:p text:style-name="P2">MariaDB [Ecommerce]&gt; select reverse('vinit');</text:p>
      <text:p text:style-name="P2">+------------------+</text:p>
      <text:p text:style-name="P2">| reverse('vinit') |</text:p>
      <text:p text:style-name="P2">+------------------+</text:p>
      <text:p text:style-name="P2">| tiniv <text:s text:c="11"/>|</text:p>
      <text:p text:style-name="P2">+------------------+</text:p>
      <text:p text:style-name="P2">1 row in set (0.000 sec)</text:p>
      <text:p text:style-name="P2"/>
      <text:p text:style-name="P2">MariaDB [Ecommerce]&gt; select right('vinit singh',3);</text:p>
      <text:p text:style-name="P2">+------------------------+</text:p>
      <text:p text:style-name="P2">| right('vinit singh',3) |</text:p>
      <text:p text:style-name="P2">+------------------------+</text:p>
      <text:p text:style-name="P2">| ngh <text:s text:c="19"/>|</text:p>
      <text:p text:style-name="P2">+------------------------+</text:p>
      <text:p text:style-name="P2">1 row in set (0.000 sec)</text:p>
      <text:p text:style-name="P2"/>
      <text:p text:style-name="P2">MariaDB [Ecommerce]&gt; select right('vinit singh',1);</text:p>
      <text:p text:style-name="P2">+------------------------+</text:p>
      <text:p text:style-name="P2">| right('vinit singh',1) |</text:p>
      <text:p text:style-name="P2">+------------------------+</text:p>
      <text:p text:style-name="P2">| h <text:s text:c="21"/>|</text:p>
      <text:p text:style-name="P2">+------------------------+</text:p>
      <text:p text:style-name="P2">1 row in set (0.000 sec)</text:p>
      <text:p text:style-name="P2"/>
      <text:p text:style-name="P2">MariaDB [Ecommerce]&gt; select left('vinit singh',2);</text:p>
      <text:p text:style-name="P2">+-----------------------+</text:p>
      <text:p text:style-name="P2">| left('vinit singh',2) |</text:p>
      <text:p text:style-name="P2">+-----------------------+</text:p>
      <text:p text:style-name="P2">| vi <text:s text:c="19"/>|</text:p>
      <text:p text:style-name="P2">+-----------------------+</text:p>
      <text:p text:style-name="P2">1 row in set (0.000 sec)</text:p>
      <text:p text:style-name="P2"/>
      <text:p text:style-name="P2">MariaDB [Ecommerce]&gt; select rpad('hello',8,'!');</text:p>
      <text:p text:style-name="P2">+---------------------+</text:p>
      <text:p text:style-name="P2">| rpad('hello',8,'!') |</text:p>
      <text:p text:style-name="P2">+---------------------+</text:p>
      <text:p text:style-name="P2">| hello!!! <text:s text:c="11"/>|</text:p>
      <text:p text:style-name="P2"><text:soft-page-break/>+---------------------+</text:p>
      <text:p text:style-name="P2">1 row in set (0.000 sec)</text:p>
      <text:p text:style-name="P2"/>
      <text:p text:style-name="P2">MariaDB [Ecommerce]&gt; select rtrim('hello <text:s/>');</text:p>
      <text:p text:style-name="P2">+------------------+</text:p>
      <text:p text:style-name="P2">| rtrim('hello <text:s/>') |</text:p>
      <text:p text:style-name="P2">+------------------+</text:p>
      <text:p text:style-name="P2">| hello <text:s text:c="11"/>|</text:p>
      <text:p text:style-name="P2">+------------------+</text:p>
      <text:p text:style-name="P2">1 row in set (0.000 sec)</text:p>
      <text:p text:style-name="P2"/>
      <text:p text:style-name="P2">MariaDB [Ecommerce]&gt; select 'beginning',space(5), 'end';</text:p>
      <text:p text:style-name="P2">+-----------+----------+-----+</text:p>
      <text:p text:style-name="P2">| beginning | space(5) | end |</text:p>
      <text:p text:style-name="P2">+-----------+----------+-----+</text:p>
      <text:p text:style-name="P2">| beginning | <text:s text:c="9"/>| end |</text:p>
      <text:p text:style-name="P2">+-----------+----------+-----+</text:p>
      <text:p text:style-name="P2">1 row in set (0.000 sec)</text:p>
      <text:p text:style-name="P2"/>
      <text:p text:style-name="P2">MariaDB [Ecommerce]&gt; select strcmp ('phoneix','nap');</text:p>
      <text:p text:style-name="P2">+--------------------------+</text:p>
      <text:p text:style-name="P2">| strcmp ('phoneix','nap') |</text:p>
      <text:p text:style-name="P2">+--------------------------+</text:p>
      <text:p text:style-name="P2">| <text:s text:c="23"/>1 |</text:p>
      <text:p text:style-name="P2">+--------------------------+</text:p>
      <text:p text:style-name="P2">1 row in set (0.000 sec)</text:p>
      <text:p text:style-name="P2"/>
      <text:p text:style-name="P2">MariaDB [Ecommerce]&gt; select sunstring_index(www.vinit.com','.',2);</text:p>
      <text:p text:style-name="P2"><text:s text:c="4"/>'&gt; ;</text:p>
      <text:p text:style-name="P2"><text:s text:c="4"/>'&gt; select strcmp ('phoneix','nap');</text:p>
      <text:p text:style-name="P2"><text:s text:c="4"/>'&gt; select sunstring_index(www.vinit.com','.',2)</text:p>
      <text:p text:style-name="P2"><text:s text:c="4"/>-&gt; </text:p>
      <text:p text:style-name="P2"><text:s text:c="4"/>-&gt; </text:p>
      <text:p text:style-name="P2"><text:s text:c="4"/>-&gt; </text:p>
      <text:p text:style-name="P2"><text:s text:c="4"/>-&gt; ;</text:p>
      <text:p text:style-name="P2">ERROR 1064 (42000): You have an error in your SQL syntax; check the manual that corresponds to your MariaDB server version for the right syntax to use near '.',2);</text:p>
      <text:p text:style-name="P2">;</text:p>
      <text:p text:style-name="P2">select strcmp ('phoneix','nap');</text:p>
      <text:p text:style-name="P2">select sunstring_index(www.vinit.co...' at line 1</text:p>
      <text:p text:style-name="P2">MariaDB [Ecommerce]&gt; select sunstring_index(www.vinit.com','.',2)</text:p>
      <text:p text:style-name="P2"><text:soft-page-break/><text:s text:c="4"/>'&gt; ;</text:p>
      <text:p text:style-name="P2"><text:s text:c="4"/>'&gt; select sunstring_index(www.vinit.com','.',2);</text:p>
      <text:p text:style-name="P2">ERROR 1064 (42000): You have an error in your SQL syntax; check the manual that corresponds to your MariaDB server version for the right syntax to use near '.',2)</text:p>
      <text:p text:style-name="P2">;</text:p>
      <text:p text:style-name="P2">select sunstring_index(www.vinit.com','.',2)' at line 1</text:p>
      <text:p text:style-name="P2">MariaDB [Ecommerce]&gt; select trim(leading 'x' from 'vinitsing');</text:p>
      <text:p text:style-name="P2">+------------------------------------+</text:p>
      <text:p text:style-name="P2">| trim(leading 'x' from 'vinitsing') |</text:p>
      <text:p text:style-name="P2">+------------------------------------+</text:p>
      <text:p text:style-name="P2">| vinitsing <text:s text:c="25"/>|</text:p>
      <text:p text:style-name="P2">+------------------------------------+</text:p>
      <text:p text:style-name="P2">1 row in set (0.000 sec)</text:p>
      <text:p text:style-name="P2"/>
      <text:p text:style-name="P2">MariaDB [Ecommerce]&gt; select upper("vInit");</text:p>
      <text:p text:style-name="P2">+----------------+</text:p>
      <text:p text:style-name="P2">| upper("vInit") |</text:p>
      <text:p text:style-name="P2">+----------------+</text:p>
      <text:p text:style-name="P2">| VINIT <text:s text:c="9"/>|</text:p>
      <text:p text:style-name="P2">+----------------+</text:p>
      <text:p text:style-name="P2">1 row in set (0.000 sec)</text:p>
      <text:p text:style-name="P2"/>
      <text:p text:style-name="P2">MariaDB [Ecommerce]&gt; select lower("vInit");</text:p>
      <text:p text:style-name="P2">+----------------+</text:p>
      <text:p text:style-name="P2">| lower("vInit") |</text:p>
      <text:p text:style-name="P2">+----------------+</text:p>
      <text:p text:style-name="P2">| vinit <text:s text:c="9"/>|</text:p>
      <text:p text:style-name="P2">+----------------+</text:p>
      <text:p text:style-name="P2">1 row in set (0.001 sec)</text:p>
      <text:p text:style-name="P2"/>
      <text:p text:style-name="P2">MariaDB [Ecommerce]&gt; select unhex('99786875858ed150');</text:p>
      <text:p text:style-name="P2">+---------------------------+</text:p>
      <text:p text:style-name="P2">| unhex('99786875858ed150') |</text:p>
      <text:p text:style-name="P2">+---------------------------+</text:p>
      <text:p text:style-name="P2">| �xhu���P <text:s text:c="21"/>|</text:p>
      <text:p text:style-name="P2">+---------------------------+</text:p>
      <text:p text:style-name="P2">1 row in set (0.000 sec)</text:p>
      <text:p text:style-name="P2"/>
      <text:p text:style-name="P2">MariaDB [Ecommerce]&gt; select hex(weight_string('y'));</text:p>
      <text:p text:style-name="P2">+-------------------------+</text:p>
      <text:p text:style-name="P2">| hex(weight_string('y')) |</text:p>
      <text:p text:style-name="P2"><text:soft-page-break/>+-------------------------+</text:p>
      <text:p text:style-name="P2">| 0059 <text:s text:c="19"/>|</text:p>
      <text:p text:style-name="P2">+-------------------------+</text:p>
      <text:p text:style-name="P2">1 row in set (0.000 sec)</text:p>
      <text:p text:style-name="P2"/>
      <text:p text:style-name="P2">MariaDB [Ecommerce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7:51:25.637868546</meta:creation-date>
    <dc:date>2021-11-23T17:52:34.478137092</dc:date>
    <meta:editing-duration>PT1M10S</meta:editing-duration>
    <meta:editing-cycles>1</meta:editing-cycles>
    <meta:document-statistic meta:table-count="0" meta:image-count="0" meta:object-count="0" meta:page-count="12" meta:paragraph-count="365" meta:word-count="1858" meta:character-count="14276" meta:non-whitespace-character-count="12036"/>
    <meta:generator>LibreOffice/6.0.7.3$Linux_X86_64 LibreOffice_project/00m0$Build-3</meta:generator>
  </office:meta>
</office:document-meta>
</file>